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font-style="italic" officeooo:paragraph-rsid="0009fd5c" style:font-style-asian="italic" style:font-style-complex="italic"/>
    </style:style>
    <style:style style:name="P2" style:family="paragraph" style:parent-style-name="Footer">
      <style:text-properties officeooo:paragraph-rsid="0009fd5c"/>
    </style:style>
    <style:style style:name="P3" style:family="paragraph" style:parent-style-name="Standard">
      <style:text-properties fo:font-size="18pt" style:text-underline-style="solid" style:text-underline-width="auto" style:text-underline-color="font-color" fo:font-weight="bold" officeooo:paragraph-rsid="0009fd5c" style:font-size-asian="18pt" style:font-weight-asian="bold" style:font-size-complex="18pt" style:font-weight-complex="bold"/>
    </style:style>
    <style:style style:name="P4" style:family="paragraph" style:parent-style-name="Standard">
      <style:text-properties officeooo:paragraph-rsid="0009fd5c"/>
    </style:style>
    <style:style style:name="P5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style:text-underline-style="none" fo:font-weight="normal" officeooo:paragraph-rsid="000bdbbf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ize="14pt" style:text-underline-style="solid" style:text-underline-width="auto" style:text-underline-color="font-color" officeooo:paragraph-rsid="000bdbbf" style:font-size-asian="14pt" style:font-size-complex="14pt"/>
    </style:style>
    <style:style style:name="P8" style:family="paragraph" style:parent-style-name="Standard">
      <style:text-properties fo:font-size="14pt" fo:font-style="normal" style:text-underline-style="solid" style:text-underline-width="auto" style:text-underline-color="font-color" fo:font-weight="normal" officeooo:paragraph-rsid="000bdbbf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fo:font-size="12pt" style:text-underline-style="none" officeooo:paragraph-rsid="000bdbbf" style:font-size-asian="12pt" style:font-size-complex="12pt"/>
    </style:style>
    <style:style style:name="P10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Standard" style:list-style-name="L1">
      <style:text-properties fo:font-style="normal" fo:font-weight="normal" officeooo:rsid="000d7c8a" officeooo:paragraph-rsid="000d7c8a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paragraph-rsid="000bdbbf" style:font-style-asian="normal" style:font-weight-asian="normal" style:font-style-complex="normal" style:font-weight-complex="normal"/>
    </style:style>
    <style:style style:name="P13" style:family="paragraph" style:parent-style-name="Standard" style:list-style-name="L2">
      <style:text-properties officeooo:paragraph-rsid="000d7c8a"/>
    </style:style>
    <style:style style:name="P14" style:family="paragraph" style:parent-style-name="Standard" style:list-style-name="L2">
      <style:text-properties officeooo:rsid="000d7c8a" officeooo:paragraph-rsid="000d7c8a"/>
    </style:style>
    <style:style style:name="T1" style:family="text">
      <style:text-properties officeooo:rsid="0009fd5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ca730"/>
    </style:style>
    <style:style style:name="T4" style:family="text">
      <style:text-properties officeooo:rsid="001bc0d8"/>
    </style:style>
    <style:style style:name="T5" style:family="text">
      <style:text-properties officeooo:rsid="000b8d70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0bdbbf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0d7c8a" style:font-style-asian="normal" style:font-weight-asian="normal" style:font-style-complex="normal" style:font-weight-complex="normal"/>
    </style:style>
    <style:style style:name="T9" style:family="text">
      <style:text-properties officeooo:rsid="000cf375"/>
    </style:style>
    <style:style style:name="T10" style:family="text">
      <style:text-properties officeooo:rsid="000d7c8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INUTES</text:p>
      <text:p text:style-name="P4"/>
      <text:p text:style-name="P4">Project Title: Group 12 Project</text:p>
      <text:p text:style-name="P4">Meeting Purpose: <text:span text:style-name="T5">Design specification changes/improvements</text:span></text:p>
      <text:p text:style-name="P4">People Present: <text:span text:style-name="T9">All group members</text:span></text:p>
      <text:p text:style-name="P4">Location: <text:span text:style-name="T9">319 – Physical Sciences Building</text:span></text:p>
      <text:p text:style-name="P4">Date: <text:span text:style-name="T9">03</text:span>/1<text:span text:style-name="T9">2</text:span>/<text:span text:style-name="T3">20</text:span>13</text:p>
      <text:p text:style-name="P4">Circulation list: <text:span text:style-name="T9">All group members</text:span></text:p>
      <text:p text:style-name="P4">Author of the minutes: <text:span text:style-name="T9">Alex Heaven</text:span></text:p>
      <text:p text:style-name="P4">Date the minutes were produced: <text:span text:style-name="T9">03</text:span>/1<text:span text:style-name="T9">2</text:span>/<text:span text:style-name="T4">20</text:span>13</text:p>
      <text:p text:style-name="Standard">Version: 1.<text:span text:style-name="T1">1</text:span></text:p>
      <text:p text:style-name="Standard"/>
      <text:p text:style-name="Standard"/>
      <text:p text:style-name="P7">Matters Arising</text:p>
      <text:p text:style-name="Standard"/>
      <text:list xml:id="list6501719003668719110" text:style-name="L1">
        <text:list-item>
          <text:p text:style-name="P11">Design spec improved based on previous review</text:p>
        </text:list-item>
        <text:list-item>
          <text:p text:style-name="P11">Necessary changes made and final version completed</text:p>
          <text:p text:style-name="P11">ACTION: anp28, srp11, thw10, fik, lot15, bea16, lps1, dpb1.</text:p>
        </text:list-item>
      </text:list>
      <text:p text:style-name="P5"/>
      <text:p text:style-name="P5"/>
      <text:p text:style-name="P8">New Business</text:p>
      <text:p text:style-name="P8"/>
      <text:list xml:id="list8516842541345722697" text:style-name="L2">
        <text:list-item>
          <text:p text:style-name="P14"><text:span text:style-name="T6">Final review for design spec next meeting – QA checks to be carried out before final review</text:span></text:p>
          <text:p text:style-name="P13"><text:span text:style-name="T8">ACTION: alh32</text:span></text:p>
        </text:list-item>
        <text:list-item>
          <text:p text:style-name="P13"><text:span text:style-name="T8">Final version to be uploaded to GitHub once checked and submitted on BlackBoard.</text:span><text:span text:style-name="T6"> </text:span></text:p>
        </text:list-item>
      </text:list>
      <text:p text:style-name="P5"/>
      <text:p text:style-name="P5"/>
      <text:p text:style-name="P5"/>
      <text:p text:style-name="P7">AOB</text:p>
      <text:p text:style-name="P9"/>
      <text:p text:style-name="P6"><text:s text:c="6"/>None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><text:span text:style-name="T10">alh32</text:span><text:a xlink:type="simple" xlink:href="mailto:dpb1@aber.ac.uk"><text:span text:style-name="T10">@aber.ac.uk</text:span></text:a><text:span text:style-name="T10"> 22/11/201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paragraph-rsid="0009fd5c" style:font-style-asian="italic" style:font-style-complex="italic"/>
    </style:style>
    <style:style style:name="MP2" style:family="paragraph" style:parent-style-name="Footer">
      <style:text-properties officeooo:paragraph-rsid="0009fd5c"/>
    </style:style>
    <style:style style:name="MT1" style:family="text">
      <style:text-properties officeooo:rsid="0009fd5c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eeting Minutes<text:tab/>v1.<text:span text:style-name="MT1">1</text:span><text:tab/>Final</text:p>
      </style:header>
      <style:footer>
        <text:p text:style-name="MP2"><text:span text:style-name="Default_20_Paragraph_20_Font"><text:span text:style-name="MT2">Aberystwyth University / Computer Science<text:tab/><text:tab/>Page </text:span></text:span><text:span text:style-name="Default_20_Paragraph_20_Font"><text:span text:style-name="MT2"><text:page-number text:select-page="current">1</text:page-number></text:span></text:span><text:span text:style-name="Default_20_Paragraph_20_Font"><text:span text:style-name="MT2">/</text:span></text:span><text:span text:style-name="Default_20_Paragraph_20_Font"><text:span text:style-name="MT2"><text:page-count>1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clan </meta:initial-creator>
    <meta:creation-date>2013-10-25T15:19:09.17</meta:creation-date>
    <dc:date>2014-01-29T17:12:40.686040000</dc:date>
    <meta:editing-duration>PT1H5M</meta:editing-duration>
    <meta:editing-cycles>12</meta:editing-cycles>
    <meta:generator>LibreOffice/4.1.0.4$MacOSX_x86 LibreOffice_project/89ea49ddacd9aa532507cbf852f2bb22b1ace28</meta:generator>
    <meta:document-statistic meta:table-count="0" meta:image-count="0" meta:object-count="0" meta:page-count="1" meta:paragraph-count="23" meta:word-count="119" meta:character-count="802" meta:non-whitespace-character-count="700"/>
  </office:meta>
</office:document-meta>
</file>